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Linux Homework 4 Memo</text:p>
      <text:p text:style-name="Standard"/>
      <text:p text:style-name="Standard">To: <text:s/>Dr. Yoder</text:p>
      <text:p text:style-name="Standard">From: <text:s/>Mark Morrison</text:p>
      <text:p text:style-name="Standard">Date: <text:s/>2 October 2014</text:p>
      <text:p text:style-name="Standard">Subject: <text:s/>Embedded Linux Homework 4</text:p>
      <text:p text:style-name="Standard"/>
      <text:p text:style-name="Standard">I modified the gpioThru.c program to use mmap to have two LEDs follow two button inputs. <text:s/>I had a few problems with some GPIO ports not working, probably due to the pins already in use or not being configured, but after changing pins, the program worked. <text:s/>The rotary encoders using eQEP1 and 2 work with etch-a-sketch. <text:s/>I found putting too small a value in the period file of the eQEP caused the program to hang, but with a larger value it worked correctly. <text:s/>Finally, I modified the matrix LED demo to include red LEDs, so the matrix can show all three colors. <text:s/>Clicking on an LED in the browser will cycle through the col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rison</meta:initial-creator>
    <meta:creation-date>2014-09-10T20:18:10</meta:creation-date>
    <dc:date>2014-10-02T14:31:50</dc:date>
    <dc:creator>Mark Morrison</dc:creator>
    <meta:editing-duration>PT11M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6" meta:word-count="134" meta:character-count="746" meta:non-whitespace-character-count="609"/>
  </office:meta>
</office:document-meta>
</file>